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74cm"/>
    </style:style>
    <style:style style:name="co2" style:family="table-column">
      <style:table-column-properties fo:break-before="auto" style:column-width="3.351cm"/>
    </style:style>
    <style:style style:name="co3" style:family="table-column">
      <style:table-column-properties fo:break-before="auto" style:column-width="4.092cm"/>
    </style:style>
    <style:style style:name="co4" style:family="table-column">
      <style:table-column-properties fo:break-before="auto" style:column-width="3.493cm"/>
    </style:style>
    <style:style style:name="co5" style:family="table-column">
      <style:table-column-properties fo:break-before="auto" style:column-width="4.163cm"/>
    </style:style>
    <style:style style:name="co6" style:family="table-column">
      <style:table-column-properties fo:break-before="auto" style:column-width="5.082cm"/>
    </style:style>
    <style:style style:name="co7" style:family="table-column">
      <style:table-column-properties fo:break-before="auto" style:column-width="2.11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3">
      <style:table-properties table:display="true" style:writing-mode="lr-tb"/>
    </style:style>
    <style:style style:name="ce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/>
          <table:table-cell table:style-name="ce2" office:value-type="string" calcext:value-type="string">
            <text:p>CUDA Cores</text:p>
          </table:table-cell>
          <table:table-cell table:style-name="ce2" office:value-type="string" calcext:value-type="string">
            <text:p>Base Clock (MHz)</text:p>
          </table:table-cell>
          <table:table-cell table:style-name="ce2" office:value-type="string" calcext:value-type="string">
            <text:p>Memory Clock</text:p>
          </table:table-cell>
          <table:table-cell table:style-name="ce2" office:value-type="string" calcext:value-type="string">
            <text:p>Memory Config</text:p>
          </table:table-cell>
          <table:table-cell table:style-name="ce2" office:value-type="string" calcext:value-type="string">
            <text:p>Memory Bandwidth</text:p>
          </table:table-cell>
          <table:table-cell table:style-name="ce2"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titan-x" xlink:type="simple">GeForce GTX TITAN X</text:a></text:p>
          </table:table-cell>
          <table:table-cell table:style-name="ce3" office:value-type="float" office:value="3072" calcext:value-type="float">
            <text:p>3072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1529" calcext:value-type="float">
            <text:p>152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80-ti" xlink:type="simple">GeForce GTX 980 Ti</text:a></text:p>
          </table:table-cell>
          <table:table-cell table:style-name="ce3" office:value-type="float" office:value="2816" calcext:value-type="float">
            <text:p>2816</text:p>
          </table:table-cell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36.5" calcext:value-type="float">
            <text:p>336.5</text:p>
          </table:table-cell>
          <table:table-cell table:style-name="ce3" office:value-type="float" office:value="1045" calcext:value-type="float">
            <text:p>10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80" xlink:type="simple">GeForce GTX 980</text:a></text:p>
          </table:table-cell>
          <table:table-cell office:value-type="float" office:value="2048" calcext:value-type="float">
            <text:p>2048</text:p>
          </table:table-cell>
          <table:table-cell office:value-type="float" office:value="1126" calcext:value-type="float">
            <text:p>112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24" calcext:value-type="float">
            <text:p>224</text:p>
          </table:table-cell>
          <table:table-cell table:style-name="ce3" office:value-type="float" office:value="949" calcext:value-type="float">
            <text:p>94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70" xlink:type="simple">GeForce GTX 970</text:a></text:p>
          </table:table-cell>
          <table:table-cell table:style-name="ce3" office:value-type="float" office:value="1664" calcext:value-type="float">
            <text:p>1664</text:p>
          </table:table-cell>
          <table:table-cell table:style-name="ce3" office:value-type="float" office:value="1050" calcext:value-type="float">
            <text:p>105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545" calcext:value-type="float">
            <text:p>54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60" xlink:type="simple">GeForce GTX 960</text:a>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1127" calcext:value-type="float">
            <text:p>112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2" calcext:value-type="float">
            <text:p>112</text:p>
          </table:table-cell>
          <table:table-cell table:style-name="ce3"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50" xlink:type="simple">GeForce GTX 950</text:a></text:p>
          </table:table-cell>
          <table:table-cell table:style-name="ce3" office:value-type="float" office:value="768" calcext:value-type="float">
            <text:p>768</text:p>
          </table:table-cell>
          <table:table-cell table:style-name="ce3" office:value-type="float" office:value="1024" calcext:value-type="float">
            <text:p>1024</text:p>
          </table:table-cell>
          <table:table-cell table:style-name="ce3" office:value-type="float" office:value="6.6" calcext:value-type="float">
            <text:p>6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5.6" calcext:value-type="float">
            <text:p>105.6</text:p>
          </table:table-cell>
          <table:table-cell table:style-name="ce3" office:value-type="float" office:value="259" calcext:value-type="float">
            <text:p>25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-ti" xlink:type="simple">GeForce GTX 750 Ti</text:a></text:p>
          </table:table-cell>
          <table:table-cell table:style-name="ce3" office:value-type="float" office:value="640" calcext:value-type="float">
            <text:p>640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.4" calcext:value-type="float">
            <text:p>5.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6.4" calcext:value-type="float">
            <text:p>86.4</text:p>
          </table:table-cell>
          <table:table-cell table:style-name="ce3" office:value-type="float" office:value="179" calcext:value-type="float">
            <text:p>179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" xlink:type="simple">GeForce GTX 750</text:a></text:p>
          </table:table-cell>
          <table:table-cell table:style-name="ce3" office:value-type="float" office:value="512" calcext:value-type="float">
            <text:p>512</text:p>
          </table:table-cell>
          <table:table-cell table:style-name="ce3" office:value-type="float" office:value="1020" calcext:value-type="float">
            <text:p>102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135" calcext:value-type="float">
            <text:p>135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UDA Cores</text:p>
          </table:table-cell>
          <table:table-cell table:style-name="ce2" office:value-type="string" calcext:value-type="string">
            <text:p>Base Clock (MHz)</text:p>
          </table:table-cell>
          <table:table-cell table:style-name="ce2" office:value-type="string" calcext:value-type="string">
            <text:p>Memory Clock</text:p>
          </table:table-cell>
          <table:table-cell table:style-name="ce2" office:value-type="string" calcext:value-type="string">
            <text:p>Memory Config</text:p>
          </table:table-cell>
          <table:table-cell table:style-name="ce2" office:value-type="string" calcext:value-type="string">
            <text:p>Memory Bandwidth</text:p>
          </table:table-cell>
          <table:table-cell table:style-name="ce2" office:value-type="string" calcext:value-type="string">
            <text:p>Pric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titan-x" xlink:type="simple">GeForce GTX TITAN X</text:a></text:p>
          </table:table-cell>
          <table:table-cell table:style-name="ce3" table:formula="of:=[.B2]/[.$G$2]" office:value-type="float" office:value="2.00915631131458" calcext:value-type="float">
            <text:p>2.0091563113</text:p>
          </table:table-cell>
          <table:table-cell table:style-name="ce3" table:formula="of:=[.C2]/[.$G$2]" office:value-type="float" office:value="0.65402223675605" calcext:value-type="float">
            <text:p>0.6540222368</text:p>
          </table:table-cell>
          <table:table-cell table:style-name="ce3" table:formula="of:=[.D2]/[.$G$2]" office:value-type="float" office:value="0.00457815565729235" calcext:value-type="float">
            <text:p>0.0045781557</text:p>
          </table:table-cell>
          <table:table-cell table:style-name="ce3" table:formula="of:=[.E2]/[.$G$2]" office:value-type="float" office:value="0.0078482668410726" calcext:value-type="float">
            <text:p>0.0078482668</text:p>
          </table:table-cell>
          <table:table-cell table:style-name="ce3" table:formula="of:=[.F2]/[.$G$2]" office:value-type="float" office:value="0.146500981033355" calcext:value-type="float">
            <text:p>0.146500981</text:p>
          </table:table-cell>
          <table:table-cell table:style-name="ce3" office:value-type="float" office:value="1529" calcext:value-type="float">
            <text:p>1529</text:p>
          </table:table-cell>
          <table:table-cell table:style-name="ce3" table:formula="of:=SUM([.B15:.F15])" office:value-type="float" office:value="2.82210595160235" calcext:value-type="float">
            <text:p>2.822105951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80-ti" xlink:type="simple">GeForce GTX 980 Ti</text:a></text:p>
          </table:table-cell>
          <table:table-cell table:style-name="ce3" table:formula="of:=[.B3]/[.$G$2]" office:value-type="float" office:value="1.84172661870504" calcext:value-type="float">
            <text:p>1.8417266187</text:p>
          </table:table-cell>
          <table:table-cell table:style-name="ce3" table:formula="of:=[.C3]/[.$G$2]" office:value-type="float" office:value="0.65402223675605" calcext:value-type="float">
            <text:p>0.6540222368</text:p>
          </table:table-cell>
          <table:table-cell table:style-name="ce3" table:formula="of:=[.D3]/[.$G$2]" office:value-type="float" office:value="0.00457815565729235" calcext:value-type="float">
            <text:p>0.0045781557</text:p>
          </table:table-cell>
          <table:table-cell table:style-name="ce3" table:formula="of:=[.E3]/[.$G$2]" office:value-type="float" office:value="0.0039241334205363" calcext:value-type="float">
            <text:p>0.0039241334</text:p>
          </table:table-cell>
          <table:table-cell table:style-name="ce3" table:formula="of:=[.F3]/[.$G$2]" office:value-type="float" office:value="0.220078482668411" calcext:value-type="float">
            <text:p>0.2200784827</text:p>
          </table:table-cell>
          <table:table-cell table:style-name="ce3" office:value-type="float" office:value="1045" calcext:value-type="float">
            <text:p>1045</text:p>
          </table:table-cell>
          <table:table-cell table:style-name="ce3" table:formula="of:=SUM([.B16:.F16])" office:value-type="float" office:value="2.72432962720733" calcext:value-type="float">
            <text:p>2.724329627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80" xlink:type="simple">GeForce GTX 980</text:a></text:p>
          </table:table-cell>
          <table:table-cell table:style-name="ce3" table:formula="of:=[.B4]/[.$G$2]" office:value-type="float" office:value="1.33943754087639" calcext:value-type="float">
            <text:p>1.3394375409</text:p>
          </table:table-cell>
          <table:table-cell table:style-name="ce3" table:formula="of:=[.C4]/[.$G$2]" office:value-type="float" office:value="0.736429038587312" calcext:value-type="float">
            <text:p>0.7364290386</text:p>
          </table:table-cell>
          <table:table-cell table:style-name="ce3" table:formula="of:=[.D4]/[.$G$2]" office:value-type="float" office:value="0.00457815565729235" calcext:value-type="float">
            <text:p>0.0045781557</text:p>
          </table:table-cell>
          <table:table-cell table:style-name="ce3" table:formula="of:=[.E4]/[.$G$2]" office:value-type="float" office:value="0.0026160889470242" calcext:value-type="float">
            <text:p>0.0026160889</text:p>
          </table:table-cell>
          <table:table-cell table:style-name="ce3" table:formula="of:=[.F4]/[.$G$2]" office:value-type="float" office:value="0.146500981033355" calcext:value-type="float">
            <text:p>0.146500981</text:p>
          </table:table-cell>
          <table:table-cell table:style-name="ce3" office:value-type="float" office:value="949" calcext:value-type="float">
            <text:p>949</text:p>
          </table:table-cell>
          <table:table-cell table:style-name="ce3" table:formula="of:=SUM([.B17:.F17])" office:value-type="float" office:value="2.22956180510137" calcext:value-type="float">
            <text:p>2.22956180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70" xlink:type="simple">GeForce GTX 970</text:a></text:p>
          </table:table-cell>
          <table:table-cell table:style-name="ce3" table:formula="of:=[.B5]/[.$G$2]" office:value-type="float" office:value="1.08829300196207" calcext:value-type="float">
            <text:p>1.088293002</text:p>
          </table:table-cell>
          <table:table-cell table:style-name="ce3" table:formula="of:=[.C5]/[.$G$2]" office:value-type="float" office:value="0.686723348593852" calcext:value-type="float">
            <text:p>0.6867233486</text:p>
          </table:table-cell>
          <table:table-cell table:style-name="ce3" table:formula="of:=[.D5]/[.$G$2]" office:value-type="float" office:value="0.00457815565729235" calcext:value-type="float">
            <text:p>0.0045781557</text:p>
          </table:table-cell>
          <table:table-cell table:style-name="ce3" table:formula="of:=[.E5]/[.$G$2]" office:value-type="float" office:value="0.0026160889470242" calcext:value-type="float">
            <text:p>0.0026160889</text:p>
          </table:table-cell>
          <table:table-cell table:style-name="ce3" table:formula="of:=[.F5]/[.$G$2]" office:value-type="float" office:value="0.146500981033355" calcext:value-type="float">
            <text:p>0.146500981</text:p>
          </table:table-cell>
          <table:table-cell table:style-name="ce3" office:value-type="float" office:value="545" calcext:value-type="float">
            <text:p>545</text:p>
          </table:table-cell>
          <table:table-cell table:style-name="ce3" table:formula="of:=SUM([.B18:.F18])" office:value-type="float" office:value="1.92871157619359" calcext:value-type="float">
            <text:p>1.928711576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60" xlink:type="simple">GeForce GTX 960</text:a></text:p>
          </table:table-cell>
          <table:table-cell table:style-name="ce3" table:formula="of:=[.B6]/[.$G$2]" office:value-type="float" office:value="0.669718770438195" calcext:value-type="float">
            <text:p>0.6697187704</text:p>
          </table:table-cell>
          <table:table-cell table:style-name="ce3" table:formula="of:=[.C6]/[.$G$2]" office:value-type="float" office:value="0.737083060824068" calcext:value-type="float">
            <text:p>0.7370830608</text:p>
          </table:table-cell>
          <table:table-cell table:style-name="ce3" table:formula="of:=[.D6]/[.$G$2]" office:value-type="float" office:value="0.00457815565729235" calcext:value-type="float">
            <text:p>0.0045781557</text:p>
          </table:table-cell>
          <table:table-cell table:style-name="ce3" table:formula="of:=[.E6]/[.$G$2]" office:value-type="float" office:value="0.0013080444735121" calcext:value-type="float">
            <text:p>0.0013080445</text:p>
          </table:table-cell>
          <table:table-cell table:style-name="ce3" table:formula="of:=[.F6]/[.$G$2]" office:value-type="float" office:value="0.0732504905166776" calcext:value-type="float">
            <text:p>0.0732504905</text:p>
          </table:table-cell>
          <table:table-cell table:style-name="ce3" office:value-type="float" office:value="320" calcext:value-type="float">
            <text:p>320</text:p>
          </table:table-cell>
          <table:table-cell table:style-name="ce3" table:formula="of:=SUM([.B19:.F19])" office:value-type="float" office:value="1.48593852190975" calcext:value-type="float">
            <text:p>1.485938521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50" xlink:type="simple">GeForce GTX 950</text:a></text:p>
          </table:table-cell>
          <table:table-cell table:style-name="ce3" table:formula="of:=[.B7]/[.$G$2]" office:value-type="float" office:value="0.502289077828646" calcext:value-type="float">
            <text:p>0.5022890778</text:p>
          </table:table-cell>
          <table:table-cell table:style-name="ce3" table:formula="of:=[.C7]/[.$G$2]" office:value-type="float" office:value="0.669718770438195" calcext:value-type="float">
            <text:p>0.6697187704</text:p>
          </table:table-cell>
          <table:table-cell table:style-name="ce3" table:formula="of:=[.D7]/[.$G$2]" office:value-type="float" office:value="0.00431654676258993" calcext:value-type="float">
            <text:p>0.0043165468</text:p>
          </table:table-cell>
          <table:table-cell table:style-name="ce3" table:formula="of:=[.E7]/[.$G$2]" office:value-type="float" office:value="0.0013080444735121" calcext:value-type="float">
            <text:p>0.0013080445</text:p>
          </table:table-cell>
          <table:table-cell table:style-name="ce3" table:formula="of:=[.F7]/[.$G$2]" office:value-type="float" office:value="0.0690647482014388" calcext:value-type="float">
            <text:p>0.0690647482</text:p>
          </table:table-cell>
          <table:table-cell table:style-name="ce3" office:value-type="float" office:value="259" calcext:value-type="float">
            <text:p>259</text:p>
          </table:table-cell>
          <table:table-cell table:style-name="ce3" table:formula="of:=SUM([.B20:.F20])" office:value-type="float" office:value="1.24669718770438" calcext:value-type="float">
            <text:p>1.246697187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-ti" xlink:type="simple">GeForce GTX 750 Ti</text:a></text:p>
          </table:table-cell>
          <table:table-cell table:style-name="ce3" table:formula="of:=[.B8]/[.$G$2]" office:value-type="float" office:value="0.418574231523872" calcext:value-type="float">
            <text:p>0.4185742315</text:p>
          </table:table-cell>
          <table:table-cell table:style-name="ce3" table:formula="of:=[.C8]/[.$G$2]" office:value-type="float" office:value="0.667102681491171" calcext:value-type="float">
            <text:p>0.6671026815</text:p>
          </table:table-cell>
          <table:table-cell table:style-name="ce3" table:formula="of:=[.D8]/[.$G$2]" office:value-type="float" office:value="0.00353172007848267" calcext:value-type="float">
            <text:p>0.0035317201</text:p>
          </table:table-cell>
          <table:table-cell table:style-name="ce3" table:formula="of:=[.E8]/[.$G$2]" office:value-type="float" office:value="0.0013080444735121" calcext:value-type="float">
            <text:p>0.0013080445</text:p>
          </table:table-cell>
          <table:table-cell table:style-name="ce3" table:formula="of:=[.F8]/[.$G$2]" office:value-type="float" office:value="0.0565075212557227" calcext:value-type="float">
            <text:p>0.0565075213</text:p>
          </table:table-cell>
          <table:table-cell table:style-name="ce3" office:value-type="float" office:value="179" calcext:value-type="float">
            <text:p>179</text:p>
          </table:table-cell>
          <table:table-cell table:style-name="ce3" table:formula="of:=SUM([.B21:.F21])" office:value-type="float" office:value="1.14702419882276" calcext:value-type="float">
            <text:p>1.14702419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" xlink:type="simple">GeForce GTX 750</text:a></text:p>
          </table:table-cell>
          <table:table-cell table:style-name="ce3" table:formula="of:=[.B9]/[.$G$2]" office:value-type="float" office:value="0.334859385219097" calcext:value-type="float">
            <text:p>0.3348593852</text:p>
          </table:table-cell>
          <table:table-cell table:style-name="ce3" table:formula="of:=[.C9]/[.$G$2]" office:value-type="float" office:value="0.667102681491171" calcext:value-type="float">
            <text:p>0.6671026815</text:p>
          </table:table-cell>
          <table:table-cell table:style-name="ce3" table:formula="of:=[.D9]/[.$G$2]" office:value-type="float" office:value="0.00327011118378025" calcext:value-type="float">
            <text:p>0.0032701112</text:p>
          </table:table-cell>
          <table:table-cell table:style-name="ce3" table:formula="of:=[.E9]/[.$G$2]" office:value-type="float" office:value="0.00065402223675605" calcext:value-type="float">
            <text:p>0.0006540222</text:p>
          </table:table-cell>
          <table:table-cell table:style-name="ce3" table:formula="of:=[.F9]/[.$G$2]" office:value-type="float" office:value="0.052321778940484" calcext:value-type="float">
            <text:p>0.0523217789</text:p>
          </table:table-cell>
          <table:table-cell table:style-name="ce3" office:value-type="float" office:value="135" calcext:value-type="float">
            <text:p>135</text:p>
          </table:table-cell>
          <table:table-cell table:style-name="ce3" table:formula="of:=SUM([.B22:.F22])" office:value-type="float" office:value="1.05820797907129" calcext:value-type="float">
            <text:p>1.0582079791</text:p>
          </table:table-cell>
          <table:table-cell table:number-columns-repeated="1016"/>
        </table:table-row>
        <table:table-row table:style-name="ro1" table:number-rows-repeated="3">
          <table:table-cell table:number-columns-repeated="7"/>
          <table:table-cell table:style-name="ce3"/>
          <table:table-cell table:number-columns-repeated="1016"/>
        </table:table-row>
        <table:table-row table:style-name="ro1">
          <table:table-cell/>
          <table:table-cell table:style-name="ce2" office:value-type="string" calcext:value-type="string">
            <text:p>CUDA Cores</text:p>
          </table:table-cell>
          <table:table-cell table:style-name="ce2" office:value-type="string" calcext:value-type="string">
            <text:p>Base Clock (MHz)</text:p>
          </table:table-cell>
          <table:table-cell table:style-name="ce2" office:value-type="string" calcext:value-type="string">
            <text:p>Memory Clock</text:p>
          </table:table-cell>
          <table:table-cell table:style-name="ce2" office:value-type="string" calcext:value-type="string">
            <text:p>Memory Config</text:p>
          </table:table-cell>
          <table:table-cell table:style-name="ce2" office:value-type="string" calcext:value-type="string">
            <text:p>Memory Bandwidth</text:p>
          </table:table-cell>
          <table:table-cell table:style-name="ce2" office:value-type="string" calcext:value-type="string">
            <text:p>Price</text:p>
          </table:table-cell>
          <table:table-cell table:style-name="ce3"/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titan-x" xlink:type="simple">GeForce GTX TITAN X</text:a></text:p>
          </table:table-cell>
          <table:table-cell table:style-name="ce3" table:formula="of:=[.B15]/MAX([.B$15:.B$22])" office:value-type="float" office:value="1" calcext:value-type="float">
            <text:p>1</text:p>
          </table:table-cell>
          <table:table-cell table:style-name="ce3" table:formula="of:=[.C15]/MAX([.C$15:.C$22])" office:value-type="float" office:value="0.887311446317658" calcext:value-type="float">
            <text:p>0.8873114463</text:p>
          </table:table-cell>
          <table:table-cell table:style-name="ce3" table:formula="of:=[.D15]/MAX([.D$15:.D$22])" office:value-type="float" office:value="1" calcext:value-type="float">
            <text:p>1</text:p>
          </table:table-cell>
          <table:table-cell table:style-name="ce3" table:formula="of:=[.E15]/MAX([.E$15:.E$22])" office:value-type="float" office:value="1" calcext:value-type="float">
            <text:p>1</text:p>
          </table:table-cell>
          <table:table-cell table:style-name="ce3" table:formula="of:=[.F15]/MAX([.F$15:.F$22])" office:value-type="float" office:value="0.665676077265973" calcext:value-type="float">
            <text:p>0.6656760773</text:p>
          </table:table-cell>
          <table:table-cell table:style-name="ce3" table:formula="of:=-[.G15]/MAX([.G$15:.G$22])" office:value-type="float" office:value="-1" calcext:value-type="float">
            <text:p>-1</text:p>
          </table:table-cell>
          <table:table-cell table:style-name="ce3" table:formula="of:=SUM([.B27:.G27])" office:value-type="float" office:value="3.55298752358363" calcext:value-type="float">
            <text:p>3.5529875236</text:p>
          </table:table-cell>
          <table:table-cell table:number-columns-repeated="1016"/>
        </table:table-row>
        <table:table-row table:style-name="ro2">
          <table:table-cell table:style-name="ce1" office:value-type="string" calcext:value-type="string">
            <text:p><text:a xlink:href="http://www.geforce.com/hardware/desktop-gpus/geforce-gtx-980-ti" xlink:type="simple">GeForce GTX 980 Ti</text:a></text:p>
          </table:table-cell>
          <table:table-cell table:style-name="ce3" table:formula="of:=[.B16]/MAX([.B$15:.B$22])" office:value-type="float" office:value="0.916666666666667" calcext:value-type="float">
            <text:p>0.9166666667</text:p>
          </table:table-cell>
          <table:table-cell table:style-name="ce3" table:formula="of:=[.C16]/MAX([.C$15:.C$22])" office:value-type="float" office:value="0.887311446317658" calcext:value-type="float">
            <text:p>0.8873114463</text:p>
          </table:table-cell>
          <table:table-cell table:style-name="ce3" table:formula="of:=[.D16]/MAX([.D$15:.D$22])" office:value-type="float" office:value="1" calcext:value-type="float">
            <text:p>1</text:p>
          </table:table-cell>
          <table:table-cell table:style-name="ce3" table:formula="of:=[.E16]/MAX([.E$15:.E$22])" office:value-type="float" office:value="0.5" calcext:value-type="float">
            <text:p>0.5</text:p>
          </table:table-cell>
          <table:table-cell table:style-name="ce3" table:formula="of:=[.F16]/MAX([.F$15:.F$22])" office:value-type="float" office:value="1" calcext:value-type="float">
            <text:p>1</text:p>
          </table:table-cell>
          <table:table-cell table:style-name="ce3" table:formula="of:=-[.G16]/MAX([.G$15:.G$22])" office:value-type="float" office:value="-0.683453237410072" calcext:value-type="float">
            <text:p>-0.6834532374</text:p>
          </table:table-cell>
          <table:table-cell table:style-name="ce3" table:formula="of:=SUM([.B28:.G28])" office:value-type="float" office:value="3.62052487557425" calcext:value-type="float">
            <text:p>3.620524875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80" xlink:type="simple">GeForce GTX 980</text:a></text:p>
          </table:table-cell>
          <table:table-cell table:style-name="ce3" table:formula="of:=[.B17]/MAX([.B$15:.B$22])" office:value-type="float" office:value="0.666666666666667" calcext:value-type="float">
            <text:p>0.6666666667</text:p>
          </table:table-cell>
          <table:table-cell table:style-name="ce3" table:formula="of:=[.C17]/MAX([.C$15:.C$22])" office:value-type="float" office:value="0.999112688553682" calcext:value-type="float">
            <text:p>0.9991126886</text:p>
          </table:table-cell>
          <table:table-cell table:style-name="ce3" table:formula="of:=[.D17]/MAX([.D$15:.D$22])" office:value-type="float" office:value="1" calcext:value-type="float">
            <text:p>1</text:p>
          </table:table-cell>
          <table:table-cell table:style-name="ce3" table:formula="of:=[.E17]/MAX([.E$15:.E$22])" office:value-type="float" office:value="0.333333333333333" calcext:value-type="float">
            <text:p>0.3333333333</text:p>
          </table:table-cell>
          <table:table-cell table:style-name="ce3" table:formula="of:=[.F17]/MAX([.F$15:.F$22])" office:value-type="float" office:value="0.665676077265973" calcext:value-type="float">
            <text:p>0.6656760773</text:p>
          </table:table-cell>
          <table:table-cell table:style-name="ce3" table:formula="of:=-[.G17]/MAX([.G$15:.G$22])" office:value-type="float" office:value="-0.620667102681491" calcext:value-type="float">
            <text:p>-0.6206671027</text:p>
          </table:table-cell>
          <table:table-cell table:style-name="ce3" table:formula="of:=SUM([.B29:.G29])" office:value-type="float" office:value="3.04412166313816" calcext:value-type="float">
            <text:p>3.044121663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70" xlink:type="simple">GeForce GTX 970</text:a></text:p>
          </table:table-cell>
          <table:table-cell table:style-name="ce3" table:formula="of:=[.B18]/MAX([.B$15:.B$22])" office:value-type="float" office:value="0.541666666666667" calcext:value-type="float">
            <text:p>0.5416666667</text:p>
          </table:table-cell>
          <table:table-cell table:style-name="ce3" table:formula="of:=[.C18]/MAX([.C$15:.C$22])" office:value-type="float" office:value="0.93167701863354" calcext:value-type="float">
            <text:p>0.9316770186</text:p>
          </table:table-cell>
          <table:table-cell table:style-name="ce3" table:formula="of:=[.D18]/MAX([.D$15:.D$22])" office:value-type="float" office:value="1" calcext:value-type="float">
            <text:p>1</text:p>
          </table:table-cell>
          <table:table-cell table:style-name="ce3" table:formula="of:=[.E18]/MAX([.E$15:.E$22])" office:value-type="float" office:value="0.333333333333333" calcext:value-type="float">
            <text:p>0.3333333333</text:p>
          </table:table-cell>
          <table:table-cell table:style-name="ce3" table:formula="of:=[.F18]/MAX([.F$15:.F$22])" office:value-type="float" office:value="0.665676077265973" calcext:value-type="float">
            <text:p>0.6656760773</text:p>
          </table:table-cell>
          <table:table-cell table:style-name="ce3" table:formula="of:=-[.G18]/MAX([.G$15:.G$22])" office:value-type="float" office:value="-0.356442119032047" calcext:value-type="float">
            <text:p>-0.356442119</text:p>
          </table:table-cell>
          <table:table-cell table:style-name="ce3" table:formula="of:=SUM([.B30:.G30])" office:value-type="float" office:value="3.11591097686747" calcext:value-type="float">
            <text:p>3.115910976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60" xlink:type="simple">GeForce GTX 960</text:a></text:p>
          </table:table-cell>
          <table:table-cell table:style-name="ce3" table:formula="of:=[.B19]/MAX([.B$15:.B$22])" office:value-type="float" office:value="0.333333333333333" calcext:value-type="float">
            <text:p>0.3333333333</text:p>
          </table:table-cell>
          <table:table-cell table:style-name="ce3" table:formula="of:=[.C19]/MAX([.C$15:.C$22])" office:value-type="float" office:value="1" calcext:value-type="float">
            <text:p>1</text:p>
          </table:table-cell>
          <table:table-cell table:style-name="ce3" table:formula="of:=[.D19]/MAX([.D$15:.D$22])" office:value-type="float" office:value="1" calcext:value-type="float">
            <text:p>1</text:p>
          </table:table-cell>
          <table:table-cell table:style-name="ce3" table:formula="of:=[.E19]/MAX([.E$15:.E$22])" office:value-type="float" office:value="0.166666666666667" calcext:value-type="float">
            <text:p>0.1666666667</text:p>
          </table:table-cell>
          <table:table-cell table:style-name="ce3" table:formula="of:=[.F19]/MAX([.F$15:.F$22])" office:value-type="float" office:value="0.332838038632987" calcext:value-type="float">
            <text:p>0.3328380386</text:p>
          </table:table-cell>
          <table:table-cell table:style-name="ce3" table:formula="of:=-[.G19]/MAX([.G$15:.G$22])" office:value-type="float" office:value="-0.209287115761936" calcext:value-type="float">
            <text:p>-0.2092871158</text:p>
          </table:table-cell>
          <table:table-cell table:style-name="ce3" table:formula="of:=SUM([.B31:.G31])" office:value-type="float" office:value="2.62355092287105" calcext:value-type="float">
            <text:p>2.623550922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950" xlink:type="simple">GeForce GTX 950</text:a></text:p>
          </table:table-cell>
          <table:table-cell table:style-name="ce3" table:formula="of:=[.B20]/MAX([.B$15:.B$22])" office:value-type="float" office:value="0.25" calcext:value-type="float">
            <text:p>0.25</text:p>
          </table:table-cell>
          <table:table-cell table:style-name="ce3" table:formula="of:=[.C20]/MAX([.C$15:.C$22])" office:value-type="float" office:value="0.908606921029281" calcext:value-type="float">
            <text:p>0.908606921</text:p>
          </table:table-cell>
          <table:table-cell table:style-name="ce3" table:formula="of:=[.D20]/MAX([.D$15:.D$22])" office:value-type="float" office:value="0.942857142857143" calcext:value-type="float">
            <text:p>0.9428571429</text:p>
          </table:table-cell>
          <table:table-cell table:style-name="ce3" table:formula="of:=[.E20]/MAX([.E$15:.E$22])" office:value-type="float" office:value="0.166666666666667" calcext:value-type="float">
            <text:p>0.1666666667</text:p>
          </table:table-cell>
          <table:table-cell table:style-name="ce3" table:formula="of:=[.F20]/MAX([.F$15:.F$22])" office:value-type="float" office:value="0.313818722139673" calcext:value-type="float">
            <text:p>0.3138187221</text:p>
          </table:table-cell>
          <table:table-cell table:style-name="ce3" table:formula="of:=-[.G20]/MAX([.G$15:.G$22])" office:value-type="float" office:value="-0.169391759319817" calcext:value-type="float">
            <text:p>-0.1693917593</text:p>
          </table:table-cell>
          <table:table-cell table:style-name="ce3" table:formula="of:=SUM([.B32:.G32])" office:value-type="float" office:value="2.41255769337295" calcext:value-type="float">
            <text:p>2.41255769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-ti" xlink:type="simple">GeForce GTX 750 Ti</text:a></text:p>
          </table:table-cell>
          <table:table-cell table:style-name="ce3" table:formula="of:=[.B21]/MAX([.B$15:.B$22])" office:value-type="float" office:value="0.208333333333333" calcext:value-type="float">
            <text:p>0.2083333333</text:p>
          </table:table-cell>
          <table:table-cell table:style-name="ce3" table:formula="of:=[.C21]/MAX([.C$15:.C$22])" office:value-type="float" office:value="0.905057675244011" calcext:value-type="float">
            <text:p>0.9050576752</text:p>
          </table:table-cell>
          <table:table-cell table:style-name="ce3" table:formula="of:=[.D21]/MAX([.D$15:.D$22])" office:value-type="float" office:value="0.771428571428571" calcext:value-type="float">
            <text:p>0.7714285714</text:p>
          </table:table-cell>
          <table:table-cell table:style-name="ce3" table:formula="of:=[.E21]/MAX([.E$15:.E$22])" office:value-type="float" office:value="0.166666666666667" calcext:value-type="float">
            <text:p>0.1666666667</text:p>
          </table:table-cell>
          <table:table-cell table:style-name="ce3" table:formula="of:=[.F21]/MAX([.F$15:.F$22])" office:value-type="float" office:value="0.256760772659733" calcext:value-type="float">
            <text:p>0.2567607727</text:p>
          </table:table-cell>
          <table:table-cell table:style-name="ce3" table:formula="of:=-[.G21]/MAX([.G$15:.G$22])" office:value-type="float" office:value="-0.117069980379333" calcext:value-type="float">
            <text:p>-0.1170699804</text:p>
          </table:table-cell>
          <table:table-cell table:style-name="ce3" table:formula="of:=SUM([.B33:.G33])" office:value-type="float" office:value="2.19117703895298" calcext:value-type="float">
            <text:p>2.1911770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<text:a xlink:href="http://www.geforce.com/hardware/desktop-gpus/geforce-gtx-750" xlink:type="simple">GeForce GTX 750</text:a></text:p>
          </table:table-cell>
          <table:table-cell table:style-name="ce3" table:formula="of:=[.B22]/MAX([.B$15:.B$22])" office:value-type="float" office:value="0.166666666666667" calcext:value-type="float">
            <text:p>0.1666666667</text:p>
          </table:table-cell>
          <table:table-cell table:style-name="ce3" table:formula="of:=[.C22]/MAX([.C$15:.C$22])" office:value-type="float" office:value="0.905057675244011" calcext:value-type="float">
            <text:p>0.9050576752</text:p>
          </table:table-cell>
          <table:table-cell table:style-name="ce3" table:formula="of:=[.D22]/MAX([.D$15:.D$22])" office:value-type="float" office:value="0.714285714285714" calcext:value-type="float">
            <text:p>0.7142857143</text:p>
          </table:table-cell>
          <table:table-cell table:style-name="ce3" table:formula="of:=[.E22]/MAX([.E$15:.E$22])" office:value-type="float" office:value="0.0833333333333333" calcext:value-type="float">
            <text:p>0.0833333333</text:p>
          </table:table-cell>
          <table:table-cell table:style-name="ce3" table:formula="of:=[.F22]/MAX([.F$15:.F$22])" office:value-type="float" office:value="0.237741456166419" calcext:value-type="float">
            <text:p>0.2377414562</text:p>
          </table:table-cell>
          <table:table-cell table:style-name="ce3" table:formula="of:=-[.G22]/MAX([.G$15:.G$22])" office:value-type="float" office:value="-0.0882930019620667" calcext:value-type="float">
            <text:p>-0.088293002</text:p>
          </table:table-cell>
          <table:table-cell table:style-name="ce3" table:formula="of:=SUM([.B34:.G34])" office:value-type="float" office:value="2.01879184373408" calcext:value-type="float">
            <text:p>2.0187918437</text:p>
          </table:table-cell>
          <table:table-cell table:number-columns-repeated="1016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" table:style-name="ta2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3" table:style-name="ta3">
        <table:table-column table:style-name="co7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10108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09" number:language="en" number:country="AU">
      <number:day/>
      <number:text>-</number:text>
      <number:month number:textual="true"/>
      <number:text>-</number:text>
      <number:year/>
    </number:date-style>
    <number:date-style style:name="N10110" number:language="en" number:country="AU">
      <number:day/>
      <number:text>-</number:text>
      <number:month number:textual="true"/>
    </number:date-style>
    <number:date-style style:name="N10111" number:language="en" number:country="AU">
      <number:month number:textual="true"/>
      <number:text>-</number:text>
      <number:year/>
    </number:date-style>
    <number:time-style style:name="N10112" number:language="en" number:country="AU">
      <number:hours/>
      <number:text>:</number:text>
      <number:minutes number:style="long"/>
      <number:text> </number:text>
      <number:am-pm/>
    </number:time-style>
    <number:time-style style:name="N10113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</number:time-style>
    <number:time-style style:name="N10115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6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7P0" style:volatile="true" number:language="en" number:country="AU">
      <number:number number:decimal-places="0" number:min-integer-digits="1" number:grouping="true"/>
    </number:number-style>
    <number:number-style style:name="N10117" number:language="en" number:country="AU">
      <number:text>-</number:text>
      <number:number number: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AU">
      <number:number number:decimal-places="0" number:min-integer-digits="1" number:grouping="true"/>
    </number:number-style>
    <number:number-style style:name="N10118" number:language="en" number:country="AU">
      <style:text-properties fo:color="#ff0000"/>
      <number:text>-</number:text>
      <number:number number: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2" number:min-integer-digits="1" number:grouping="true"/>
    </number:number-style>
    <number:number-style style:name="N10119" number:language="en" number:country="AU">
      <number:text>-</number:text>
      <number:number number: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number:min-integer-digits="1" number:grouping="true"/>
    </number:number-style>
    <number:number-style style:name="N10120" number:language="en" number:country="AU">
      <style:text-properties fo:color="#ff0000"/>
      <number:text>-</number:text>
      <number:number number: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en" number:country="AU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0121P2" style:volatile="true" number:language="en" number:country="AU">
      <number:text> </number:text>
      <loext:fill-character> </loext:fill-character>
      <number:text>- </number:text>
    </number:number-style>
    <number:text-style style:name="N10121" number:language="en" number:country="AU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n" number:country="AU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1" style:volatile="true" number:language="en" number:country="AU">
      <number:text>-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22P2" style:volatile="true" number:language="en" number:country="AU">
      <number:text> </number:text>
      <number:currency-symbol/>
      <loext:fill-character> </loext:fill-character>
      <number:text>- </number:text>
    </number:currency-style>
    <number:text-style style:name="N10122" number:language="en" number:country="A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AU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en" number:country="AU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0123P2" style:volatile="true" number:language="en" number:country="AU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en" number:country="A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currency-style style:name="N10124P0" style:volatile="true" number:language="en" number:country="AU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1" style:volatile="true" number:language="en" number:country="AU">
      <number:text>-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24P2" style:volatile="true" number:language="en" number:country="AU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24" number:language="en" number:country="A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2" style:display-name="PageStyle_Лист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Лист3" style:display-name="PageStyle_Лист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st</meta:initial-creator>
    <meta:creation-date>2015-10-20T01:39:31</meta:creation-date>
    <dc:date>2015-10-22T22:32:14.530121190</dc:date>
    <meta:generator>LibreOffice/4.2.8.2$Linux_X86_64 LibreOffice_project/420m0$Build-2</meta:generator>
    <meta:document-statistic meta:table-count="3" meta:cell-count="20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